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3.778cm"/>
    </style:style>
    <style:style style:name="co13" style:family="table-column">
      <style:table-column-properties fo:break-before="auto" style:column-width="2.974cm"/>
    </style:style>
    <style:style style:name="co14" style:family="table-column">
      <style:table-column-properties fo:break-before="auto" style:column-width="4.138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9.356cm"/>
    </style:style>
    <style:style style:name="co18" style:family="table-column">
      <style:table-column-properties fo:break-before="auto" style:column-width="2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Tempos_20_de_20_chegada_20_e_20_serviço">
      <style:table-properties table:display="true" style:writing-mode="lr-tb"/>
    </style:style>
    <style:style style:name="ta2" style:family="table" style:master-page-name="PageStyle_5f_Intervalos_2c__20_classes_20_e_20_frequências">
      <style:table-properties table:display="true" style:writing-mode="lr-tb"/>
    </style:style>
    <style:style style:name="ta3" style:family="table" style:master-page-name="PageStyle_5f_Simulação_20_manual">
      <style:table-properties table:display="true" style:writing-mode="lr-tb"/>
    </style:style>
    <style:style style:name="ta4" style:family="table" style:master-page-name="PageStyle_5f_Fórmulas_20_e_20_outras_20_informaçõ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4"/>
    <style:style style:name="ce8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Tempos de chegada e serviço" table:style-name="ta1" table:print="false">
        <office:forms form:automatic-focus="false" form:apply-design-mode="false"/>
        <table:table-column table:style-name="co1" table:number-columns-repeated="10" table:default-cell-style-name="ce3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table:number-columns-spanned="10" table:number-rows-spanned="1">
            <text:p>Tempos de chegada (em minutos)</text:p>
          </table:table-cell>
          <table:covered-table-cell table:number-columns-repeated="9" table:style-name="ce4"/>
          <table:table-cell table:number-columns-repeated="1014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string">
            <text:p>0.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(Reformular Planilha)</text:p>
          </table:table-cell>
          <table:table-cell table:number-columns-repeated="1012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1.6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table:number-columns-repeated="1014"/>
        </table:table-row>
        <table:table-row table:style-name="ro1">
          <table:table-cell office:value-type="float" office:value="2.5">
            <text:p>2,5</text:p>
          </table:table-cell>
          <table:table-cell office:value-type="string">
            <text:p>2.6</text:p>
          </table:table-cell>
          <table:table-cell office:value-type="float" office:value="2.7">
            <text:p>2,7</text:p>
          </table:table-cell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office:value-type="float" office:value="4.3">
            <text:p>4,3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table:number-columns-repeated="1014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 office:value-type="float" office:value="4.8">
            <text:p>4,8</text:p>
          </table:table-cell>
          <table:table-cell office:value-type="float" office:value="4.9">
            <text:p>4,9</text:p>
          </table:table-cell>
          <table:table-cell office:value-type="float" office:value="4.95">
            <text:p>4,95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5.2">
            <text:p>5,2</text:p>
          </table:table-cell>
          <table:table-cell office:value-type="float" office:value="5.3">
            <text:p>5,3</text:p>
          </table:table-cell>
          <table:table-cell office:value-type="float" office:value="5.6">
            <text:p>5,6</text:p>
          </table:table-cell>
          <table:table-cell table:number-columns-repeated="1014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  <table:table-cell office:value-type="float" office:value="6.4">
            <text:p>6,4</text:p>
          </table:table-cell>
          <table:table-cell office:value-type="float" office:value="6.6">
            <text:p>6,6</text:p>
          </table:table-cell>
          <table:table-cell office:value-type="float" office:value="6.9">
            <text:p>6,9</text:p>
          </table:table-cell>
          <table:table-cell office:value-type="float" office:value="7.2">
            <text:p>7,2</text:p>
          </table:table-cell>
          <table:table-cell office:value-type="float" office:value="7.1">
            <text:p>7,1</text:p>
          </table:table-cell>
          <table:table-cell office:value-type="float" office:value="7.4">
            <text:p>7,4</text:p>
          </table:table-cell>
          <table:table-cell office:value-type="float" office:value="7.8">
            <text:p>7,8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8.6">
            <text:p>8,6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9.8">
            <text:p>9,8</text:p>
          </table:table-cell>
          <table:table-cell office:value-type="float" office:value="10">
            <text:p>10</text:p>
          </table:table-cell>
          <table:table-cell office:value-type="float" office:value="10.1">
            <text:p>10,1</text:p>
          </table:table-cell>
          <table:table-cell office:value-type="float" office:value="10.5">
            <text:p>10,5</text:p>
          </table:table-cell>
          <table:table-cell office:value-type="float" office:value="10.6">
            <text:p>10,6</text:p>
          </table:table-cell>
          <table:table-cell office:value-type="float" office:value="10.7">
            <text:p>10,7</text:p>
          </table:table-cell>
          <table:table-cell table:number-columns-repeated="1014"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11.4">
            <text:p>11,4</text:p>
          </table:table-cell>
          <table:table-cell office:value-type="float" office:value="11.5">
            <text:p>11,5</text:p>
          </table:table-cell>
          <table:table-cell office:value-type="float" office:value="11.7">
            <text:p>11,7</text:p>
          </table:table-cell>
          <table:table-cell office:value-type="float" office:value="11.9">
            <text:p>11,9</text:p>
          </table:table-cell>
          <table:table-cell office:value-type="float" office:value="12.3">
            <text:p>12,3</text:p>
          </table:table-cell>
          <table:table-cell office:value-type="float" office:value="12.4">
            <text:p>12,4</text:p>
          </table:table-cell>
          <table:table-cell office:value-type="float" office:value="12.6">
            <text:p>12,6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table:number-columns-repeated="1014"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3.6">
            <text:p>13,6</text:p>
          </table:table-cell>
          <table:table-cell office:value-type="float" office:value="14.2">
            <text:p>14,2</text:p>
          </table:table-cell>
          <table:table-cell office:value-type="float" office:value="14.4">
            <text:p>14,4</text:p>
          </table:table-cell>
          <table:table-cell office:value-type="float" office:value="14.6">
            <text:p>14,6</text:p>
          </table:table-cell>
          <table:table-cell office:value-type="float" office:value="14.9">
            <text:p>14,9</text:p>
          </table:table-cell>
          <table:table-cell office:value-type="float" office:value="15.1">
            <text:p>15,1</text:p>
          </table:table-cell>
          <table:table-cell office:value-type="float" office:value="15.4">
            <text:p>15,4</text:p>
          </table:table-cell>
          <table:table-cell office:value-type="float" office:value="15.6">
            <text:p>15,6</text:p>
          </table:table-cell>
          <table:table-cell office:value-type="float" office:value="15.8">
            <text:p>15,8</text:p>
          </table:table-cell>
          <table:table-cell table:number-columns-repeated="1014"/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16.2">
            <text:p>16,2</text:p>
          </table:table-cell>
          <table:table-cell office:value-type="float" office:value="16.5">
            <text:p>16,5</text:p>
          </table:table-cell>
          <table:table-cell office:value-type="float" office:value="16.6">
            <text:p>16,6</text:p>
          </table:table-cell>
          <table:table-cell office:value-type="float" office:value="16.7">
            <text:p>16,7</text:p>
          </table:table-cell>
          <table:table-cell office:value-type="float" office:value="17.2">
            <text:p>17,2</text:p>
          </table:table-cell>
          <table:table-cell office:value-type="float" office:value="17.5">
            <text:p>17,5</text:p>
          </table:table-cell>
          <table:table-cell office:value-type="float" office:value="18.3">
            <text:p>18,3</text:p>
          </table:table-cell>
          <table:table-cell office:value-type="float" office:value="19.5">
            <text:p>19,5</text:p>
          </table:table-cell>
          <table:table-cell office:value-type="float" office:value="19.8">
            <text:p>19,8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.5">
            <text:p>21,5</text:p>
          </table:table-cell>
          <table:table-cell office:value-type="float" office:value="22.6">
            <text:p>22,6</text:p>
          </table:table-cell>
          <table:table-cell office:value-type="float" office:value="25">
            <text:p>25</text:p>
          </table:table-cell>
          <table:table-cell office:value-type="float" office:value="25.6">
            <text:p>25,6</text:p>
          </table:table-cell>
          <table:table-cell office:value-type="float" office:value="26.4">
            <text:p>26,4</text:p>
          </table:table-cell>
          <table:table-cell office:value-type="float" office:value="26.9">
            <text:p>26,9</text:p>
          </table:table-cell>
          <table:table-cell office:value-type="float" office:value="27">
            <text:p>27</text:p>
          </table:table-cell>
          <table:table-cell office:value-type="float" office:value="28.5">
            <text:p>28,5</text:p>
          </table:table-cell>
          <table:table-cell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5.5">
            <text:p>35,5</text:p>
          </table:table-cell>
          <table:table-cell office:value-type="float" office:value="36">
            <text:p>36</text:p>
          </table:table-cell>
          <table:table-cell office:value-type="float" office:value="44.5">
            <text:p>44,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0" table:number-rows-spanned="1">
            <text:p>Tempos de serviço (em minutos)</text:p>
          </table:table-cell>
          <table:covered-table-cell table:number-columns-repeated="9" table:style-name="ce4"/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1">
            <text:p>9,1</text:p>
          </table:table-cell>
          <table:table-cell office:value-type="float" office:value="9.25">
            <text:p>9,25</text:p>
          </table:table-cell>
          <table:table-cell office:value-type="float" office:value="9.42">
            <text:p>9,42</text:p>
          </table:table-cell>
          <table:table-cell office:value-type="float" office:value="9.45">
            <text:p>9,45</text:p>
          </table:table-cell>
          <table:table-cell office:value-type="float" office:value="9.49">
            <text:p>9,49</text:p>
          </table:table-cell>
          <table:table-cell office:value-type="float" office:value="9.55">
            <text:p>9,55</text:p>
          </table:table-cell>
          <table:table-cell office:value-type="float" office:value="9.56">
            <text:p>9,56</text:p>
          </table:table-cell>
          <table:table-cell office:value-type="float" office:value="9.58">
            <text:p>9,58</text:p>
          </table:table-cell>
          <table:table-cell office:value-type="float" office:value="9.69">
            <text:p>9,69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01">
            <text:p>10,01</text:p>
          </table:table-cell>
          <table:table-cell office:value-type="float" office:value="10.2">
            <text:p>10,2</text:p>
          </table:table-cell>
          <table:table-cell office:value-type="float" office:value="10.35">
            <text:p>10,35</text:p>
          </table:table-cell>
          <table:table-cell office:value-type="float" office:value="10.36">
            <text:p>10,36</text:p>
          </table:table-cell>
          <table:table-cell office:value-type="float" office:value="10.37">
            <text:p>10,37</text:p>
          </table:table-cell>
          <table:table-cell office:value-type="float" office:value="10.38">
            <text:p>10,38</text:p>
          </table:table-cell>
          <table:table-cell office:value-type="float" office:value="10.39">
            <text:p>10,39</text:p>
          </table:table-cell>
          <table:table-cell office:value-type="float" office:value="10.4">
            <text:p>10,4</text:p>
          </table:table-cell>
          <table:table-cell office:value-type="float" office:value="10.41">
            <text:p>10,41</text:p>
          </table:table-cell>
          <table:table-cell table:number-columns-repeated="1014"/>
        </table:table-row>
        <table:table-row table:style-name="ro1">
          <table:table-cell office:value-type="float" office:value="10.42">
            <text:p>10,42</text:p>
          </table:table-cell>
          <table:table-cell office:value-type="float" office:value="10.43">
            <text:p>10,43</text:p>
          </table:table-cell>
          <table:table-cell office:value-type="float" office:value="10.44">
            <text:p>10,44</text:p>
          </table:table-cell>
          <table:table-cell office:value-type="float" office:value="10.48">
            <text:p>10,48</text:p>
          </table:table-cell>
          <table:table-cell office:value-type="float" office:value="10.49">
            <text:p>10,49</text:p>
          </table:table-cell>
          <table:table-cell office:value-type="float" office:value="10.5">
            <text:p>10,5</text:p>
          </table:table-cell>
          <table:table-cell office:value-type="float" office:value="10.51">
            <text:p>10,51</text:p>
          </table:table-cell>
          <table:table-cell office:value-type="float" office:value="10.52">
            <text:p>10,52</text:p>
          </table:table-cell>
          <table:table-cell table:number-columns-repeated="2" office:value-type="float" office:value="10.55">
            <text:p>10,55</text:p>
          </table:table-cell>
          <table:table-cell table:number-columns-repeated="1014"/>
        </table:table-row>
        <table:table-row table:style-name="ro1">
          <table:table-cell office:value-type="float" office:value="10.56">
            <text:p>10,56</text:p>
          </table:table-cell>
          <table:table-cell office:value-type="float" office:value="10.58">
            <text:p>10,58</text:p>
          </table:table-cell>
          <table:table-cell office:value-type="float" office:value="10.59">
            <text:p>10,59</text:p>
          </table:table-cell>
          <table:table-cell office:value-type="float" office:value="10.6">
            <text:p>10,6</text:p>
          </table:table-cell>
          <table:table-cell office:value-type="float" office:value="10.62">
            <text:p>10,62</text:p>
          </table:table-cell>
          <table:table-cell office:value-type="float" office:value="10.64">
            <text:p>10,64</text:p>
          </table:table-cell>
          <table:table-cell office:value-type="float" office:value="10.66">
            <text:p>10,66</text:p>
          </table:table-cell>
          <table:table-cell office:value-type="float" office:value="10.68">
            <text:p>10,68</text:p>
          </table:table-cell>
          <table:table-cell office:value-type="float" office:value="10.7">
            <text:p>10,7</text:p>
          </table:table-cell>
          <table:table-cell office:value-type="float" office:value="10.72">
            <text:p>10,72</text:p>
          </table:table-cell>
          <table:table-cell table:number-columns-repeated="1014"/>
        </table:table-row>
        <table:table-row table:style-name="ro1">
          <table:table-cell office:value-type="float" office:value="10.82">
            <text:p>10,82</text:p>
          </table:table-cell>
          <table:table-cell office:value-type="float" office:value="10.85">
            <text:p>10,85</text:p>
          </table:table-cell>
          <table:table-cell office:value-type="float" office:value="10.86">
            <text:p>10,86</text:p>
          </table:table-cell>
          <table:table-cell office:value-type="float" office:value="10.88">
            <text:p>10,88</text:p>
          </table:table-cell>
          <table:table-cell office:value-type="float" office:value="10.89">
            <text:p>10,89</text:p>
          </table:table-cell>
          <table:table-cell office:value-type="float" office:value="10.91">
            <text:p>10,91</text:p>
          </table:table-cell>
          <table:table-cell office:value-type="float" office:value="10.92">
            <text:p>10,92</text:p>
          </table:table-cell>
          <table:table-cell office:value-type="float" office:value="10.93">
            <text:p>10,93</text:p>
          </table:table-cell>
          <table:table-cell office:value-type="float" office:value="10.94">
            <text:p>10,94</text:p>
          </table:table-cell>
          <table:table-cell office:value-type="float" office:value="10.95">
            <text:p>10,95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11">
            <text:p>11,11</text:p>
          </table:table-cell>
          <table:table-cell office:value-type="float" office:value="11.14">
            <text:p>11,14</text:p>
          </table:table-cell>
          <table:table-cell office:value-type="float" office:value="11.15">
            <text:p>11,15</text:p>
          </table:table-cell>
          <table:table-cell office:value-type="float" office:value="11.18">
            <text:p>11,18</text:p>
          </table:table-cell>
          <table:table-cell office:value-type="float" office:value="11.25">
            <text:p>11,25</text:p>
          </table:table-cell>
          <table:table-cell office:value-type="float" office:value="11.24">
            <text:p>11,24</text:p>
          </table:table-cell>
          <table:table-cell office:value-type="float" office:value="11.26">
            <text:p>11,26</text:p>
          </table:table-cell>
          <table:table-cell office:value-type="float" office:value="11.27">
            <text:p>11,27</text:p>
          </table:table-cell>
          <table:table-cell office:value-type="float" office:value="11.32">
            <text:p>11,32</text:p>
          </table:table-cell>
          <table:table-cell table:number-columns-repeated="1014"/>
        </table:table-row>
        <table:table-row table:style-name="ro1">
          <table:table-cell office:value-type="float" office:value="11.45">
            <text:p>11,45</text:p>
          </table:table-cell>
          <table:table-cell office:value-type="float" office:value="11.46">
            <text:p>11,46</text:p>
          </table:table-cell>
          <table:table-cell office:value-type="float" office:value="11.47">
            <text:p>11,47</text:p>
          </table:table-cell>
          <table:table-cell office:value-type="float" office:value="11.48">
            <text:p>11,48</text:p>
          </table:table-cell>
          <table:table-cell office:value-type="float" office:value="11.49">
            <text:p>11,49</text:p>
          </table:table-cell>
          <table:table-cell office:value-type="float" office:value="11.52">
            <text:p>11,52</text:p>
          </table:table-cell>
          <table:table-cell office:value-type="float" office:value="11.55">
            <text:p>11,55</text:p>
          </table:table-cell>
          <table:table-cell office:value-type="float" office:value="11.56">
            <text:p>11,56</text:p>
          </table:table-cell>
          <table:table-cell office:value-type="float" office:value="11.62">
            <text:p>11,62</text:p>
          </table:table-cell>
          <table:table-cell office:value-type="float" office:value="11.63">
            <text:p>11,63</text:p>
          </table:table-cell>
          <table:table-cell table:number-columns-repeated="1014"/>
        </table:table-row>
        <table:table-row table:style-name="ro1">
          <table:table-cell office:value-type="float" office:value="11.64">
            <text:p>11,64</text:p>
          </table:table-cell>
          <table:table-cell office:value-type="float" office:value="11.65">
            <text:p>11,65</text:p>
          </table:table-cell>
          <table:table-cell office:value-type="float" office:value="11.68">
            <text:p>11,68</text:p>
          </table:table-cell>
          <table:table-cell office:value-type="float" office:value="11.72">
            <text:p>11,72</text:p>
          </table:table-cell>
          <table:table-cell office:value-type="float" office:value="11.74">
            <text:p>11,74</text:p>
          </table:table-cell>
          <table:table-cell office:value-type="float" office:value="11.75">
            <text:p>11,75</text:p>
          </table:table-cell>
          <table:table-cell office:value-type="float" office:value="11.76">
            <text:p>11,76</text:p>
          </table:table-cell>
          <table:table-cell office:value-type="float" office:value="11.78">
            <text:p>11,78</text:p>
          </table:table-cell>
          <table:table-cell office:value-type="float" office:value="11.79">
            <text:p>11,79</text:p>
          </table:table-cell>
          <table:table-cell office:value-type="float" office:value="11.8">
            <text:p>11,8</text:p>
          </table:table-cell>
          <table:table-cell table:number-columns-repeated="1014"/>
        </table:table-row>
        <table:table-row table:style-name="ro1">
          <table:table-cell office:value-type="float" office:value="11.82">
            <text:p>11,82</text:p>
          </table:table-cell>
          <table:table-cell office:value-type="float" office:value="11.84">
            <text:p>11,84</text:p>
          </table:table-cell>
          <table:table-cell office:value-type="float" office:value="11.85">
            <text:p>11,85</text:p>
          </table:table-cell>
          <table:table-cell office:value-type="float" office:value="11.9">
            <text:p>11,9</text:p>
          </table:table-cell>
          <table:table-cell office:value-type="float" office:value="12.2">
            <text:p>12,2</text:p>
          </table:table-cell>
          <table:table-cell office:value-type="float" office:value="12.4">
            <text:p>12,4</text:p>
          </table:table-cell>
          <table:table-cell office:value-type="float" office:value="12.32">
            <text:p>12,32</text:p>
          </table:table-cell>
          <table:table-cell office:value-type="float" office:value="12.42">
            <text:p>12,42</text:p>
          </table:table-cell>
          <table:table-cell office:value-type="float" office:value="12.45">
            <text:p>12,45</text:p>
          </table:table-cell>
          <table:table-cell office:value-type="float" office:value="12.48">
            <text:p>12,48</text:p>
          </table:table-cell>
          <table:table-cell table:number-columns-repeated="1014"/>
        </table:table-row>
        <table:table-row table:style-name="ro1">
          <table:table-cell office:value-type="float" office:value="12.65">
            <text:p>12,65</text:p>
          </table:table-cell>
          <table:table-cell office:value-type="float" office:value="12.72">
            <text:p>12,72</text:p>
          </table:table-cell>
          <table:table-cell office:value-type="float" office:value="12.78">
            <text:p>12,78</text:p>
          </table:table-cell>
          <table:table-cell office:value-type="float" office:value="12.79">
            <text:p>12,79</text:p>
          </table:table-cell>
          <table:table-cell office:value-type="float" office:value="12.82">
            <text:p>12,82</text:p>
          </table:table-cell>
          <table:table-cell office:value-type="float" office:value="12.84">
            <text:p>12,84</text:p>
          </table:table-cell>
          <table:table-cell office:value-type="float" office:value="13.2">
            <text:p>13,2</text:p>
          </table:table-cell>
          <table:table-cell office:value-type="float" office:value="13.25">
            <text:p>13,25</text:p>
          </table:table-cell>
          <table:table-cell office:value-type="float" office:value="13.42">
            <text:p>13,42</text:p>
          </table:table-cell>
          <table:table-cell office:value-type="float" office:value="13.45">
            <text:p>13,45</text:p>
          </table:table-cell>
          <table:table-cell table:number-columns-repeated="1014"/>
        </table:table-row>
        <table:table-row table:style-name="ro1">
          <table:table-cell office:value-type="string">
            <text:p>13.90</text:p>
          </table:table-cell>
          <table:table-cell office:value-type="float" office:value="13.97">
            <text:p>13,97</text:p>
          </table:table-cell>
          <table:table-cell office:value-type="float" office:value="14.3">
            <text:p>14,3</text:p>
          </table:table-cell>
          <table:table-cell office:value-type="float" office:value="14.4">
            <text:p>14,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Intervalos, classes e frequências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1" table:number-columns-repeated="1018" table:default-cell-style-name="Default"/>
        <table:table-row table:style-name="ro2">
          <table:table-cell table:style-name="ce5" office:value-type="string">
            <text:p>Classes</text:p>
          </table:table-cell>
          <table:table-cell table:style-name="ce5" office:value-type="string">
            <text:p>Dados</text:p>
          </table:table-cell>
          <table:table-cell table:style-name="ce5" office:value-type="string">
            <text:p>Ponto médio</text:p>
          </table:table-cell>
          <table:table-cell table:style-name="ce5" office:value-type="string">
            <text:p>Frequência relativa</text:p>
          </table:table-cell>
          <table:table-cell table:style-name="ce5" office:value-type="string">
            <text:p>Frequência acumulada</text:p>
          </table:table-cell>
          <table:table-cell table:style-name="ce5" office:value-type="string">
            <text:p>Intervalos de valores</text:p>
          </table:table-cell>
          <table:table-cell table:number-columns-repeated="1018"/>
        </table:table-row>
        <table:table-row table:style-name="ro1">
          <table:table-cell office:value-type="string">
            <text:p>0 |- 5</text:p>
          </table:table-cell>
          <table:table-cell office:value-type="float" office:value="35">
            <text:p>35</text:p>
          </table:table-cell>
          <table:table-cell office:value-type="float" office:value="2.5">
            <text:p>2,5</text:p>
          </table:table-cell>
          <table:table-cell table:formula="of:=35/104" office:value-type="float" office:value="0.336538461538462">
            <text:p>0,337</text:p>
          </table:table-cell>
          <table:table-cell table:formula="of:=[.D2]" office:value-type="float" office:value="0.336538461538462">
            <text:p>0,337</text:p>
          </table:table-cell>
          <table:table-cell office:value-type="string">
            <text:p>0 |- 0,337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5 |- 10</text:p>
          </table:table-cell>
          <table:table-cell office:value-type="float" office:value="20">
            <text:p>20</text:p>
          </table:table-cell>
          <table:table-cell office:value-type="float" office:value="7.5">
            <text:p>7,5</text:p>
          </table:table-cell>
          <table:table-cell table:formula="of:=20/104" office:value-type="float" office:value="0.192307692307692">
            <text:p>0,192</text:p>
          </table:table-cell>
          <table:table-cell table:formula="of:=[.E2]+[.D3]" office:value-type="float" office:value="0.528846153846154">
            <text:p>0,529</text:p>
          </table:table-cell>
          <table:table-cell office:value-type="string">
            <text:p>0,337 |- 0,529</text:p>
          </table:table-cell>
          <table:table-cell table:number-columns-repeated="1018"/>
        </table:table-row>
        <table:table-row table:style-name="ro1">
          <table:table-cell office:value-type="string">
            <text:p>10 |- 15</text:p>
          </table:table-cell>
          <table:table-cell office:value-type="float" office:value="21">
            <text:p>21</text:p>
          </table:table-cell>
          <table:table-cell office:value-type="float" office:value="12.5">
            <text:p>12,5</text:p>
          </table:table-cell>
          <table:table-cell table:formula="of:=21/104" office:value-type="float" office:value="0.201923076923077">
            <text:p>0,202</text:p>
          </table:table-cell>
          <table:table-cell table:formula="of:=[.E3]+[.D4]" office:value-type="float" office:value="0.730769230769231">
            <text:p>0,731</text:p>
          </table:table-cell>
          <table:table-cell office:value-type="string">
            <text:p>0,529 |- 0,731</text:p>
          </table:table-cell>
          <table:table-cell table:number-columns-repeated="1018"/>
        </table:table-row>
        <table:table-row table:style-name="ro1">
          <table:table-cell office:value-type="string">
            <text:p>15 |- 20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table:formula="of:=14/104" office:value-type="float" office:value="0.134615384615385">
            <text:p>0,135</text:p>
          </table:table-cell>
          <table:table-cell table:formula="of:=[.E4]+[.D5]" office:value-type="float" office:value="0.865384615384615">
            <text:p>0,865</text:p>
          </table:table-cell>
          <table:table-cell office:value-type="string">
            <text:p>0,731 |- 0,865</text:p>
          </table:table-cell>
          <table:table-cell table:number-columns-repeated="1018"/>
        </table:table-row>
        <table:table-row table:style-name="ro1">
          <table:table-cell office:value-type="string">
            <text:p>20 |- 25</text:p>
          </table:table-cell>
          <table:table-cell office:value-type="float" office:value="3">
            <text:p>3</text:p>
          </table:table-cell>
          <table:table-cell office:value-type="float" office:value="22.5">
            <text:p>22,5</text:p>
          </table:table-cell>
          <table:table-cell table:formula="of:=3/104" office:value-type="float" office:value="0.0288461538461538">
            <text:p>0,029</text:p>
          </table:table-cell>
          <table:table-cell table:formula="of:=[.E5]+[.D6]" office:value-type="float" office:value="0.894230769230769">
            <text:p>0,894</text:p>
          </table:table-cell>
          <table:table-cell office:value-type="string">
            <text:p>0,865 |- 0,894</text:p>
          </table:table-cell>
          <table:table-cell table:number-columns-repeated="1018"/>
        </table:table-row>
        <table:table-row table:style-name="ro1">
          <table:table-cell office:value-type="string">
            <text:p>25 |- 30</text:p>
          </table:table-cell>
          <table:table-cell office:value-type="float" office:value="7">
            <text:p>7</text:p>
          </table:table-cell>
          <table:table-cell office:value-type="float" office:value="27.5">
            <text:p>27,5</text:p>
          </table:table-cell>
          <table:table-cell table:formula="of:=7/104" office:value-type="float" office:value="0.0673076923076923">
            <text:p>0,067</text:p>
          </table:table-cell>
          <table:table-cell table:formula="of:=[.E6]+[.D7]" office:value-type="float" office:value="0.961538461538462">
            <text:p>0,962</text:p>
          </table:table-cell>
          <table:table-cell office:value-type="string">
            <text:p>0,894 |- 0,962</text:p>
          </table:table-cell>
          <table:table-cell table:number-columns-repeated="1018"/>
        </table:table-row>
        <table:table-row table:style-name="ro1">
          <table:table-cell office:value-type="string">
            <text:p>30 |- 35</text:p>
          </table:table-cell>
          <table:table-cell office:value-type="float" office:value="1">
            <text:p>1</text:p>
          </table:table-cell>
          <table:table-cell office:value-type="float" office:value="32.5">
            <text:p>32,5</text:p>
          </table:table-cell>
          <table:table-cell table:formula="of:=1/104" office:value-type="float" office:value="0.00961538461538462">
            <text:p>0,010</text:p>
          </table:table-cell>
          <table:table-cell table:formula="of:=[.E7]+[.D8]" office:value-type="float" office:value="0.971153846153846">
            <text:p>0,971</text:p>
          </table:table-cell>
          <table:table-cell office:value-type="string">
            <text:p>0,962 |- 0,971</text:p>
          </table:table-cell>
          <table:table-cell table:number-columns-repeated="1018"/>
        </table:table-row>
        <table:table-row table:style-name="ro1">
          <table:table-cell office:value-type="string">
            <text:p>35 |- 40</text:p>
          </table:table-cell>
          <table:table-cell office:value-type="float" office:value="2">
            <text:p>2</text:p>
          </table:table-cell>
          <table:table-cell office:value-type="float" office:value="37.5">
            <text:p>37,5</text:p>
          </table:table-cell>
          <table:table-cell table:formula="of:=2/104" office:value-type="float" office:value="0.0192307692307692">
            <text:p>0,019</text:p>
          </table:table-cell>
          <table:table-cell table:formula="of:=[.E8]+[.D9]" office:value-type="float" office:value="0.990384615384615">
            <text:p>0,990</text:p>
          </table:table-cell>
          <table:table-cell office:value-type="string">
            <text:p>0,971 |- 0,990</text:p>
          </table:table-cell>
          <table:table-cell table:number-columns-repeated="1018"/>
        </table:table-row>
        <table:table-row table:style-name="ro1">
          <table:table-cell office:value-type="string">
            <text:p>40 |- 45</text:p>
          </table:table-cell>
          <table:table-cell office:value-type="float" office:value="1">
            <text:p>1</text:p>
          </table:table-cell>
          <table:table-cell office:value-type="float" office:value="42.5">
            <text:p>42,5</text:p>
          </table:table-cell>
          <table:table-cell table:formula="of:=1/104" office:value-type="float" office:value="0.00961538461538462">
            <text:p>0,010</text:p>
          </table:table-cell>
          <table:table-cell table:formula="of:=[.E9]+[.D10]" office:value-type="float" office:value="1">
            <text:p>1,000</text:p>
          </table:table-cell>
          <table:table-cell office:value-type="string">
            <text:p>0,990 |- 1,000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Default">
            <draw:frame table:end-cell-address="'Intervalos, classes e frequências'.L40" table:end-x="1.654cm" table:end-y="0.366cm" draw:z-index="0" draw:style-name="gr1" svg:width="15.069cm" svg:height="12.459cm" svg:x="3.754cm" svg:y="0.101cm">
              <draw:object draw:notify-on-update-of-ranges="'Intervalos, classes e frequências'.A2:'Intervalos, classes e frequências'.A10 'Intervalos, classes e frequências'.E2:'Intervalos, classes e frequências'.E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Intervalos, classes e frequências'.E39" table:end-x="3.558cm" table:end-y="0.145cm" draw:z-index="1" draw:style-name="gr1" svg:width="12.814cm" svg:height="11.255cm" svg:x="0.022cm" svg:y="0.181cm">
              <draw:object draw:notify-on-update-of-ranges="'Intervalos, classes e frequências'.D2:'Intervalos, classes e frequências'.D2 'Intervalos, classes e frequências'.D3:'Intervalos, classes e frequências'.D10 'Intervalos, classes e frequências'.A2:'Intervalos, classes e frequências'.A2 'Intervalos, classes e frequências'.D2:'Intervalos, classes e frequências'.D2 'Intervalos, classes e frequências'.A3:'Intervalos, classes e frequências'.A3 'Intervalos, classes e frequências'.D3:'Intervalos, classes e frequências'.D3 'Intervalos, classes e frequências'.A4:'Intervalos, classes e frequências'.A4 'Intervalos, classes e frequências'.D4:'Intervalos, classes e frequências'.D4 'Intervalos, classes e frequências'.A5:'Intervalos, classes e frequências'.A5 'Intervalos, classes e frequências'.D5:'Intervalos, classes e frequências'.D5 'Intervalos, classes e frequências'.A6:'Intervalos, classes e frequências'.A6 'Intervalos, classes e frequências'.D6:'Intervalos, classes e frequências'.D6 'Intervalos, classes e frequências'.A7:'Intervalos, classes e frequências'.A7 'Intervalos, classes e frequências'.D7:'Intervalos, classes e frequências'.D7 'Intervalos, classes e frequências'.A8:'Intervalos, classes e frequências'.A8 'Intervalos, classes e frequências'.D8:'Intervalos, classes e frequências'.D8 'Intervalos, classes e frequências'.A9:'Intervalos, classes e frequências'.A9 'Intervalos, classes e frequências'.D9:'Intervalos, classes e frequências'.D9 'Intervalos, classes e frequências'.A10:'Intervalos, classes e frequências'.A10 'Intervalos, classes e frequências'.D10:'Intervalos, classes e frequências'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</table:table>
      <table:table table:name="Simulação manua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8"/>
        <table:table-column table:style-name="co10" table:default-cell-style-name="ce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5" office:value-type="string">
            <text:p>Tempo entre chegadas</text:p>
          </table:table-cell>
          <table:table-cell table:style-name="ce5" office:value-type="string">
            <text:p>Tempo relógio</text:p>
          </table:table-cell>
          <table:table-cell office:value-type="string">
            <text:p>Tempo serviço</text:p>
          </table:table-cell>
          <table:table-cell table:style-name="ce5" office:value-type="string">
            <text:p>Tempo início relógio</text:p>
          </table:table-cell>
          <table:table-cell table:style-name="ce5" office:value-type="string">
            <text:p>Tempo na fila</text:p>
          </table:table-cell>
          <table:table-cell table:style-name="ce5" office:value-type="string">
            <text:p>Tempo final serviço</text:p>
          </table:table-cell>
          <table:table-cell table:style-name="ce5" office:value-type="string">
            <text:p>Tempo sistema</text:p>
          </table:table-cell>
          <table:table-cell table:style-name="ce5" office:value-type="string">
            <text:p>Tempo livre operador</text:p>
          </table:table-cell>
          <table:table-cell table:number-columns-repeated="1016"/>
        </table:table-row>
        <table:table-row table:style-name="ro1">
          <table:table-cell office:value-type="float" office:value="2.5">
            <text:p>2,5</text:p>
          </table:table-cell>
          <table:table-cell table:formula="of:=[.A2]" office:value-type="float" office:value="2.5">
            <text:p>2,5</text:p>
          </table:table-cell>
          <table:table-cell table:style-name="Default" office:value-type="float" office:value="10.42">
            <text:p>10,42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style-name="ce8" table:formula="of:=[.D2]+[.C2]" office:value-type="float" office:value="12.92">
            <text:p>12,92</text:p>
          </table:table-cell>
          <table:table-cell table:style-name="ce8" table:formula="of:=[.C2]+[.E2]" office:value-type="float" office:value="10.42">
            <text:p>10,4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A2]+[.A3]" office:value-type="float" office:value="7.5">
            <text:p>7,5</text:p>
          </table:table-cell>
          <table:table-cell table:style-name="Default" table:formula="of:=10.94+(0.01*(7.5-7.4))/(7.8-7.4)" office:value-type="float" office:value="10.9425">
            <text:p>10,94</text:p>
          </table:table-cell>
          <table:table-cell table:formula="of:=[.F2]" office:value-type="float" office:value="12.92">
            <text:p>12,92</text:p>
          </table:table-cell>
          <table:table-cell office:value-type="float" office:value="0">
            <text:p>0</text:p>
          </table:table-cell>
          <table:table-cell table:style-name="ce8" table:formula="of:=[.D3]+[.C3]" office:value-type="float" office:value="23.8625">
            <text:p>23,86</text:p>
          </table:table-cell>
          <table:table-cell table:style-name="ce8" table:formula="of:=[.C3]+[.E3]" office:value-type="float" office:value="10.9425">
            <text:p>10,9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3]+[.A4]" office:value-type="float" office:value="12.5">
            <text:p>12,5</text:p>
          </table:table-cell>
          <table:table-cell table:style-name="Default" table:formula="of:=11.55+(0.01*(12.5-12.4))/(12.6-12.4)" office:value-type="float" office:value="11.555">
            <text:p>11,56</text:p>
          </table:table-cell>
          <table:table-cell table:formula="of:=[.F3]" office:value-type="float" office:value="23.8625">
            <text:p>23,86</text:p>
          </table:table-cell>
          <table:table-cell office:value-type="float" office:value="0">
            <text:p>0</text:p>
          </table:table-cell>
          <table:table-cell table:style-name="ce8" table:formula="of:=[.D4]+[.C4]" office:value-type="float" office:value="35.4175">
            <text:p>35,42</text:p>
          </table:table-cell>
          <table:table-cell table:style-name="ce8" table:formula="of:=[.C4]+[.E4]" office:value-type="float" office:value="11.555">
            <text:p>11,5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4]+[.A5]" office:value-type="float" office:value="17.5">
            <text:p>17,5</text:p>
          </table:table-cell>
          <table:table-cell table:style-name="Default" office:value-type="float" office:value="12.32">
            <text:p>12,32</text:p>
          </table:table-cell>
          <table:table-cell table:formula="of:=[.F4]" office:value-type="float" office:value="35.4175">
            <text:p>35,42</text:p>
          </table:table-cell>
          <table:table-cell office:value-type="float" office:value="5">
            <text:p>5</text:p>
          </table:table-cell>
          <table:table-cell table:style-name="ce8" table:formula="of:=[.D5]+[.C5]" office:value-type="float" office:value="47.7375">
            <text:p>47,74</text:p>
          </table:table-cell>
          <table:table-cell table:style-name="ce8" table:formula="of:=[.C5]+[.E5]" office:value-type="float" office:value="17.32">
            <text:p>17,3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5]+[.A6]" office:value-type="float" office:value="22.5">
            <text:p>22,5</text:p>
          </table:table-cell>
          <table:table-cell table:style-name="Default" table:formula="of:=12.72+(0.06*(22.5-21.5))/(22.6-21.5)" office:value-type="float" office:value="12.7745454545455">
            <text:p>12,77</text:p>
          </table:table-cell>
          <table:table-cell table:formula="of:=[.F5]" office:value-type="float" office:value="47.7375">
            <text:p>47,74</text:p>
          </table:table-cell>
          <table:table-cell office:value-type="float" office:value="0">
            <text:p>0</text:p>
          </table:table-cell>
          <table:table-cell table:style-name="ce8" table:formula="of:=[.D6]+[.C6]" office:value-type="float" office:value="60.5120454545455">
            <text:p>60,51</text:p>
          </table:table-cell>
          <table:table-cell table:style-name="ce8" table:formula="of:=[.C6]+[.E6]" office:value-type="float" office:value="12.7745454545455">
            <text:p>12,77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6]+[.A7]" office:value-type="float" office:value="27.5">
            <text:p>27,5</text:p>
          </table:table-cell>
          <table:table-cell table:style-name="Default" table:formula="of:=13.25+(0.07*(27.5-27))/(28.5-27)" office:value-type="float" office:value="13.2733333333333">
            <text:p>13,27</text:p>
          </table:table-cell>
          <table:table-cell table:formula="of:=[.F6]" office:value-type="float" office:value="60.5120454545455">
            <text:p>60,51</text:p>
          </table:table-cell>
          <table:table-cell office:value-type="float" office:value="0">
            <text:p>0</text:p>
          </table:table-cell>
          <table:table-cell table:style-name="ce8" table:formula="of:=[.D7]+[.C7]" office:value-type="float" office:value="73.7853787878788">
            <text:p>73,79</text:p>
          </table:table-cell>
          <table:table-cell table:style-name="ce8" table:formula="of:=[.C7]+[.E7]" office:value-type="float" office:value="13.2733333333333">
            <text:p>13,27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7]+[.A8]" office:value-type="float" office:value="32.5">
            <text:p>32,5</text:p>
          </table:table-cell>
          <table:table-cell table:style-name="Default" table:formula="of:=13.9+(0.07*(32.5-32))/(35.5-32)" office:value-type="float" office:value="13.91">
            <text:p>13,91</text:p>
          </table:table-cell>
          <table:table-cell table:formula="of:=[.F7]" office:value-type="float" office:value="73.7853787878788">
            <text:p>73,79</text:p>
          </table:table-cell>
          <table:table-cell office:value-type="float" office:value="0">
            <text:p>0</text:p>
          </table:table-cell>
          <table:table-cell table:style-name="ce8" table:formula="of:=[.D8]+[.C8]" office:value-type="float" office:value="87.6953787878788">
            <text:p>87,7</text:p>
          </table:table-cell>
          <table:table-cell table:style-name="ce8" table:formula="of:=[.C8]+[.E8]" office:value-type="float" office:value="13.91">
            <text:p>13,9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8]+[.A9]" office:value-type="float" office:value="37.5">
            <text:p>37,5</text:p>
          </table:table-cell>
          <table:table-cell table:style-name="Default" table:formula="of:=14.3+(0.1*(37.5-36))/(44.5-36)" office:value-type="float" office:value="14.3176470588235">
            <text:p>14,32</text:p>
          </table:table-cell>
          <table:table-cell table:formula="of:=[.F8]" office:value-type="float" office:value="87.6953787878788">
            <text:p>87,7</text:p>
          </table:table-cell>
          <table:table-cell office:value-type="float" office:value="0">
            <text:p>0</text:p>
          </table:table-cell>
          <table:table-cell table:style-name="ce8" table:formula="of:=[.D9]+[.C9]" office:value-type="float" office:value="102.013025846702">
            <text:p>102,01</text:p>
          </table:table-cell>
          <table:table-cell table:style-name="ce8" table:formula="of:=[.C9]+[.E9]" office:value-type="float" office:value="14.3176470588235">
            <text:p>14,3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[.B9]+[.A10]" office:value-type="float" office:value="42.5">
            <text:p>42,5</text:p>
          </table:table-cell>
          <table:table-cell table:style-name="Default" table:formula="of:=14.3+(0.1*(42.5-36))/(44.5-36)" office:value-type="float" office:value="14.3764705882353">
            <text:p>14,38</text:p>
          </table:table-cell>
          <table:table-cell table:formula="of:=[.F9]" office:value-type="float" office:value="102.013025846702">
            <text:p>102,01</text:p>
          </table:table-cell>
          <table:table-cell office:value-type="float" office:value="0">
            <text:p>0</text:p>
          </table:table-cell>
          <table:table-cell table:style-name="ce8" table:formula="of:=[.D10]+[.C10]" office:value-type="float" office:value="116.389496434938">
            <text:p>116,39</text:p>
          </table:table-cell>
          <table:table-cell table:style-name="ce8" table:formula="of:=[.C10]+[.E10]" office:value-type="float" office:value="14.3764705882353">
            <text:p>14,3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imulações independentes:</text:p>
          </table:table-cell>
          <table:table-cell table:style-name="ce5"/>
          <table:table-cell office:value-type="string">
            <text:p>Tempo entre chegadas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string">
            <text:p>Tempo serviço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string">
            <text:p>Tempo na fila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string">
            <text:p>Tempo livre operador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imulações que dependem de valores:</text:p>
          </table:table-cell>
          <table:table-cell table:style-name="Default"/>
          <table:table-cell office:value-type="string">
            <text:p>Tempo relógio = Soma(tempo entre chegadas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Tempo início relógio = Se for o 1º, tempo entre chegadas. Senão, tempo final serviço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Tempo final serviço = Tempo início relógio + Tempo serviço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Tempo sistema = Tempo na fila + Tempo serviço</text:p>
          </table:table-cell>
          <table:table-cell table:number-columns-repeated="1021"/>
        </table:table-row>
      </table:table>
      <table:table table:name="Fórmulas e outras informações" table:style-name="ta4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2" table:number-columns-repeated="254" table:default-cell-style-name="Default"/>
        <table:table-column table:style-name="co18" table:number-columns-repeated="767" table:default-cell-style-name="Default"/>
        <table:table-row table:style-name="ro1">
          <table:table-cell office:value-type="string">
            <text:p>Probabilidade de um cliente esperar na fila = Soma(clientes que esperam)/total de client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robabilidade do operador livre = Soma(tempo livre op)/tempo total da simulação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Avaliação</text:p>
          </table:table-cell>
          <table:table-cell office:value-type="string">
            <text:p>Textos – 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statísticas – 10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Questões – 1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grama</text:p>
          </table:table-cell>
          <table:table-cell office:value-type="string">
            <text:p>Execução</text:p>
          </table:table-cell>
          <table:table-cell office:value-type="string">
            <text:p>Saída legível – 10%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ecução correta – 10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cumentação</text:p>
          </table:table-cell>
          <table:table-cell office:value-type="string">
            <text:p>Descrição das estruturas de dados e decisões – 30%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28/10/2009</text:date>, <text:time>21:59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mpos_20_de_20_chegada_20_e_20_serviço" style:display-name="PageStyle_Tempos de chegada e serviç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alos_2c__20_classes_20_e_20_frequências" style:display-name="PageStyle_Intervalos, classes e frequê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ção_20_manual" style:display-name="PageStyle_Simulação man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órmulas_20_e_20_outras_20_informações" style:display-name="PageStyle_Fórmulas e outras informaçõ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n208000729</meta:initial-creator>
    <meta:creation-date>2009-10-21T16:55:29</meta:creation-date>
    <dc:date>2009-10-28T21:59:06.49</dc:date>
    <meta:editing-cycles>12</meta:editing-cycles>
    <meta:editing-duration>PT03H34M18S</meta:editing-duration>
    <meta:generator>BrOffice.org/3.0$Win32 OpenOffice.org_project/300m9$Build-9358</meta:generator>
    <meta:document-statistic meta:table-count="4" meta:cell-count="373" meta:object-count="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solid" svg:stroke-width="0.1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4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fill-color="#aecf00"/>
      <style:text-properties fo:font-size="6pt" style:font-size-asian="6pt" style:font-size-complex="6pt"/>
    </style:style>
    <style:style style:name="ch16" style:family="chart">
      <style:graphic-properties draw:fill-color="#4b1f6f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2.815cm" svg:height="11.256cm" chart:class="chart:bar" chart:column-mapping="0" chart:style-name="ch1">
        <chart:title svg:x="3.92cm" svg:y="0.226cm" chart:style-name="ch2">
          <text:p>Frequência Relativa</text:p>
        </chart:title>
        <chart:legend chart:legend-position="end" svg:x="10.956cm" svg:y="3.612cm" chart:style-name="ch3"/>
        <chart:plot-area chart:style-name="ch4" table:cell-range-address="'Intervalos, classes e frequências'.D2:'Intervalos, classes e frequências'.D10 'Intervalos, classes e frequências'.A2:'Intervalos, classes e frequências'.A10" chart:data-source-has-labels="both" svg:x="0.256cm" svg:y="1.086cm" svg:width="10.445cm" svg:height="9.72cm">
          <chart:axis chart:dimension="x" chart:name="primary-x" chart:style-name="ch5">
            <chart:categories table:cell-range-address="'Intervalos, classes e frequências'.D3:'Intervalos, classes e frequências'.D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tervalos, classes e frequências'.D2:'Intervalos, classes e frequências'.D2" chart:label-cell-address="'Intervalos, classes e frequências'.A2:'Intervalos, classes e frequências'.A2" chart:class="chart:bar">
            <chart:data-point/>
          </chart:series>
          <chart:series chart:style-name="ch9" chart:values-cell-range-address="'Intervalos, classes e frequências'.D3:'Intervalos, classes e frequências'.D3" chart:label-cell-address="'Intervalos, classes e frequências'.A3:'Intervalos, classes e frequências'.A3" chart:class="chart:bar">
            <chart:data-point/>
          </chart:series>
          <chart:series chart:style-name="ch10" chart:values-cell-range-address="'Intervalos, classes e frequências'.D4:'Intervalos, classes e frequências'.D4" chart:label-cell-address="'Intervalos, classes e frequências'.A4:'Intervalos, classes e frequências'.A4" chart:class="chart:bar">
            <chart:data-point/>
          </chart:series>
          <chart:series chart:style-name="ch11" chart:values-cell-range-address="'Intervalos, classes e frequências'.D5:'Intervalos, classes e frequências'.D5" chart:label-cell-address="'Intervalos, classes e frequências'.A5:'Intervalos, classes e frequências'.A5" chart:class="chart:bar">
            <chart:data-point/>
          </chart:series>
          <chart:series chart:style-name="ch12" chart:values-cell-range-address="'Intervalos, classes e frequências'.D6:'Intervalos, classes e frequências'.D6" chart:label-cell-address="'Intervalos, classes e frequências'.A6:'Intervalos, classes e frequências'.A6" chart:class="chart:bar">
            <chart:data-point/>
          </chart:series>
          <chart:series chart:style-name="ch13" chart:values-cell-range-address="'Intervalos, classes e frequências'.D7:'Intervalos, classes e frequências'.D7" chart:label-cell-address="'Intervalos, classes e frequências'.A7:'Intervalos, classes e frequências'.A7" chart:class="chart:bar">
            <chart:data-point/>
          </chart:series>
          <chart:series chart:style-name="ch14" chart:values-cell-range-address="'Intervalos, classes e frequências'.D8:'Intervalos, classes e frequências'.D8" chart:label-cell-address="'Intervalos, classes e frequências'.A8:'Intervalos, classes e frequências'.A8" chart:class="chart:bar">
            <chart:data-point/>
          </chart:series>
          <chart:series chart:style-name="ch15" chart:values-cell-range-address="'Intervalos, classes e frequências'.D9:'Intervalos, classes e frequências'.D9" chart:label-cell-address="'Intervalos, classes e frequências'.A9:'Intervalos, classes e frequências'.A9" chart:class="chart:bar">
            <chart:data-point/>
          </chart:series>
          <chart:series chart:style-name="ch16" chart:values-cell-range-address="'Intervalos, classes e frequências'.D10:'Intervalos, classes e frequências'.D10" chart:label-cell-address="'Intervalos, classes e frequências'.A10:'Intervalos, classes e frequências'.A10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valos, classes e frequências'.A2:'Intervalos, classes e frequências'.A2">0 |- 5</text:p>
              </table:table-cell>
              <table:table-cell office:value-type="string">
                <text:p text:id="'Intervalos, classes e frequências'.A3:'Intervalos, classes e frequências'.A3">5 |- 10</text:p>
              </table:table-cell>
              <table:table-cell office:value-type="string">
                <text:p text:id="'Intervalos, classes e frequências'.A4:'Intervalos, classes e frequências'.A4">10 |- 15</text:p>
              </table:table-cell>
              <table:table-cell office:value-type="string">
                <text:p text:id="'Intervalos, classes e frequências'.A5:'Intervalos, classes e frequências'.A5">15 |- 20</text:p>
              </table:table-cell>
              <table:table-cell office:value-type="string">
                <text:p text:id="'Intervalos, classes e frequências'.A6:'Intervalos, classes e frequências'.A6">20 |- 25</text:p>
              </table:table-cell>
              <table:table-cell office:value-type="string">
                <text:p text:id="'Intervalos, classes e frequências'.A7:'Intervalos, classes e frequências'.A7">25 |- 30</text:p>
              </table:table-cell>
              <table:table-cell office:value-type="string">
                <text:p text:id="'Intervalos, classes e frequências'.A8:'Intervalos, classes e frequências'.A8">30 |- 35</text:p>
              </table:table-cell>
              <table:table-cell office:value-type="string">
                <text:p text:id="'Intervalos, classes e frequências'.A9:'Intervalos, classes e frequências'.A9">35 |- 40</text:p>
              </table:table-cell>
              <table:table-cell office:value-type="string">
                <text:p text:id="'Intervalos, classes e frequências'.A10:'Intervalos, classes e frequências'.A10">40 |- 45</text:p>
              </table:table-cell>
            </table:table-row>
          </table:table-header-rows>
          <table:table-rows>
            <table:table-row>
              <table:table-cell office:value-type="string">
                <text:p text:id="'Intervalos, classes e frequências'.D3:'Intervalos, classes e frequências'.D10">0,192</text:p>
              </table:table-cell>
              <table:table-cell office:value-type="float" office:value="0.336538461538462">
                <text:p text:id="'Intervalos, classes e frequências'.D2:'Intervalos, classes e frequências'.D2">0.336538461538462</text:p>
              </table:table-cell>
              <table:table-cell office:value-type="float" office:value="0.192307692307692">
                <text:p text:id="'Intervalos, classes e frequências'.D3:'Intervalos, classes e frequências'.D3">0.192307692307692</text:p>
              </table:table-cell>
              <table:table-cell office:value-type="float" office:value="0.201923076923077">
                <text:p text:id="'Intervalos, classes e frequências'.D4:'Intervalos, classes e frequências'.D4">0.201923076923077</text:p>
              </table:table-cell>
              <table:table-cell office:value-type="float" office:value="0.134615384615385">
                <text:p text:id="'Intervalos, classes e frequências'.D5:'Intervalos, classes e frequências'.D5">0.134615384615385</text:p>
              </table:table-cell>
              <table:table-cell office:value-type="float" office:value="0.0288461538461538">
                <text:p text:id="'Intervalos, classes e frequências'.D6:'Intervalos, classes e frequências'.D6">0.0288461538461538</text:p>
              </table:table-cell>
              <table:table-cell office:value-type="float" office:value="0.0673076923076923">
                <text:p text:id="'Intervalos, classes e frequências'.D7:'Intervalos, classes e frequências'.D7">0.0673076923076923</text:p>
              </table:table-cell>
              <table:table-cell office:value-type="float" office:value="0.00961538461538462">
                <text:p text:id="'Intervalos, classes e frequências'.D8:'Intervalos, classes e frequências'.D8">0.00961538461538462</text:p>
              </table:table-cell>
              <table:table-cell office:value-type="float" office:value="0.0192307692307692">
                <text:p text:id="'Intervalos, classes e frequências'.D9:'Intervalos, classes e frequências'.D9">0.0192307692307692</text:p>
              </table:table-cell>
              <table:table-cell office:value-type="float" office:value="0.00961538461538462">
                <text:p text:id="'Intervalos, classes e frequências'.D10:'Intervalos, classes e frequências'.D10">0.00961538461538462</text:p>
              </table:table-cell>
            </table:table-row>
            <table:table-row>
              <table:table-cell office:value-type="string">
                <text:p>0,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0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solid" svg:stroke-width="0.105cm" svg:stroke-color="#000000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33%" fo:font-family="Arial" fo:font-size="16pt" fo:font-style="normal" fo:text-shadow="none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ch3" style:family="chart">
      <style:chart-properties chart:interpolation="cubic-spline" chart:stacked="true" chart:symbol-type="automatic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33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>
      <style:graphic-properties draw:stroke="solid" svg:stroke-width="0cm" svg:stroke-color="#b3b3b3" svg:stroke-opacity="100%"/>
    </style:style>
    <style:style style:name="ch6" style:family="chart" style:data-style-name="N114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33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000000" draw:opacity="100%"/>
    </style:style>
    <style:style style:name="ch9" style:family="chart">
      <style:graphic-properties draw:fill-color="#d9d9d9"/>
    </style:style>
  </office:automatic-styles>
  <office:body>
    <office:chart>
      <chart:chart svg:width="15.07cm" svg:height="12.46cm" chart:class="chart:line" chart:style-name="ch1">
        <chart:title svg:x="4.743cm" svg:y="0.25cm" chart:style-name="ch2">
          <text:p>Frequência acumulada</text:p>
        </chart:title>
        <chart:plot-area chart:style-name="ch3" table:cell-range-address="'Intervalos, classes e frequências'.A2:'Intervalos, classes e frequências'.A10 'Intervalos, classes e frequências'.E2:'Intervalos, classes e frequências'.E10" chart:data-source-has-labels="column" svg:x="0.301cm" svg:y="1.32cm" svg:width="14.468cm" svg:height="10.891cm">
          <chart:axis chart:dimension="x" chart:name="primary-x" chart:style-name="ch4">
            <chart:categories table:cell-range-address="'Intervalos, classes e frequências'.A2:'Intervalos, classes e frequências'.A1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Intervalos, classes e frequências'.E2:'Intervalos, classes e frequências'.E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 text:id="'Intervalos, classes e frequências'.A2:'Intervalos, classes e frequências'.A10">0 |- 5</text:p>
              </table:table-cell>
              <table:table-cell office:value-type="float" office:value="0.336538461538462">
                <text:p text:id="'Intervalos, classes e frequências'.E2:'Intervalos, classes e frequências'.E10">0.336538461538462</text:p>
              </table:table-cell>
            </table:table-row>
            <table:table-row>
              <table:table-cell office:value-type="string">
                <text:p>5 |- 10</text:p>
              </table:table-cell>
              <table:table-cell office:value-type="float" office:value="0.528846153846154">
                <text:p>0.528846153846154</text:p>
              </table:table-cell>
            </table:table-row>
            <table:table-row>
              <table:table-cell office:value-type="string">
                <text:p>10 |- 1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15 |- 20</text:p>
              </table:table-cell>
              <table:table-cell office:value-type="float" office:value="0.865384615384615">
                <text:p>0.865384615384615</text:p>
              </table:table-cell>
            </table:table-row>
            <table:table-row>
              <table:table-cell office:value-type="string">
                <text:p>20 |- 25</text:p>
              </table:table-cell>
              <table:table-cell office:value-type="float" office:value="0.894230769230769">
                <text:p>0.894230769230769</text:p>
              </table:table-cell>
            </table:table-row>
            <table:table-row>
              <table:table-cell office:value-type="string">
                <text:p>25 |- 3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30 |- 35</text:p>
              </table:table-cell>
              <table:table-cell office:value-type="float" office:value="0.971153846153846">
                <text:p>0.971153846153846</text:p>
              </table:table-cell>
            </table:table-row>
            <table:table-row>
              <table:table-cell office:value-type="string">
                <text:p>35 |- 40</text:p>
              </table:table-cell>
              <table:table-cell office:value-type="float" office:value="0.990384615384615">
                <text:p>0.990384615384615</text:p>
              </table:table-cell>
            </table:table-row>
            <table:table-row>
              <table:table-cell office:value-type="string">
                <text:p>40 |- 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